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2e9" officeooo:paragraph-rsid="001eb2e9"/>
    </style:style>
    <style:style style:name="P2" style:family="paragraph" style:parent-style-name="Standard">
      <style:text-properties officeooo:rsid="001eb2e9" officeooo:paragraph-rsid="002962ca"/>
    </style:style>
    <style:style style:name="P3" style:family="paragraph" style:parent-style-name="Standard">
      <style:text-properties officeooo:rsid="00206088" officeooo:paragraph-rsid="00206088"/>
    </style:style>
    <style:style style:name="P4" style:family="paragraph" style:parent-style-name="Standard">
      <style:text-properties fo:font-weight="bold" officeooo:rsid="00206088" officeooo:paragraph-rsid="00206088" style:font-weight-asian="bold" style:font-weight-complex="bold"/>
    </style:style>
    <style:style style:name="P5" style:family="paragraph" style:parent-style-name="Standard">
      <style:text-properties fo:font-weight="bold" officeooo:rsid="00206088" officeooo:paragraph-rsid="002962ca" style:font-weight-asian="bold" style:font-weight-complex="bold"/>
    </style:style>
    <style:style style:name="P6" style:family="paragraph" style:parent-style-name="Standard">
      <style:text-properties fo:font-weight="bold" officeooo:rsid="001eb2e9" officeooo:paragraph-rsid="001eb2e9" style:font-weight-asian="bold" style:font-weight-complex="bold"/>
    </style:style>
    <style:style style:name="P7" style:family="paragraph" style:parent-style-name="Standard">
      <style:text-properties fo:font-weight="bold" officeooo:rsid="003837b0" officeooo:paragraph-rsid="003837b0" style:font-weight-asian="bold" style:font-weight-complex="bold"/>
    </style:style>
    <style:style style:name="P8" style:family="paragraph" style:parent-style-name="Standard">
      <style:text-properties fo:font-weight="bold" officeooo:rsid="003d0f3b" officeooo:paragraph-rsid="003d0f3b" style:font-weight-asian="bold" style:font-weight-complex="bold"/>
    </style:style>
    <style:style style:name="P9" style:family="paragraph" style:parent-style-name="Standard">
      <style:text-properties officeooo:rsid="002326a6" officeooo:paragraph-rsid="002326a6"/>
    </style:style>
    <style:style style:name="P10" style:family="paragraph" style:parent-style-name="Standard">
      <style:text-properties officeooo:rsid="002326a6" officeooo:paragraph-rsid="002962ca"/>
    </style:style>
    <style:style style:name="P11" style:family="paragraph" style:parent-style-name="Standard">
      <style:text-properties officeooo:rsid="002326a6" officeooo:paragraph-rsid="0031bd12"/>
    </style:style>
    <style:style style:name="P12" style:family="paragraph" style:parent-style-name="Standard">
      <style:text-properties fo:font-weight="normal" officeooo:rsid="002326a6" officeooo:paragraph-rsid="002326a6" style:font-weight-asian="normal" style:font-weight-complex="normal"/>
    </style:style>
    <style:style style:name="P13" style:family="paragraph" style:parent-style-name="Standard">
      <style:text-properties fo:font-weight="normal" officeooo:rsid="002326a6" officeooo:paragraph-rsid="0032fd8a" style:font-weight-asian="normal" style:font-weight-complex="normal"/>
    </style:style>
    <style:style style:name="P14" style:family="paragraph" style:parent-style-name="Standard">
      <style:text-properties fo:font-weight="normal" officeooo:rsid="0024c357" officeooo:paragraph-rsid="0024c357" style:font-weight-asian="normal" style:font-weight-complex="normal"/>
    </style:style>
    <style:style style:name="P15" style:family="paragraph" style:parent-style-name="Standard">
      <style:text-properties fo:font-weight="normal" officeooo:rsid="002b4cd1" officeooo:paragraph-rsid="002b4cd1" style:font-weight-asian="normal" style:font-weight-complex="normal"/>
    </style:style>
    <style:style style:name="P16" style:family="paragraph" style:parent-style-name="Standard">
      <style:text-properties fo:font-weight="normal" officeooo:rsid="003ef9b7" officeooo:paragraph-rsid="003ef9b7" style:font-weight-asian="normal" style:font-weight-complex="normal"/>
    </style:style>
    <style:style style:name="P17" style:family="paragraph" style:parent-style-name="Standard">
      <style:text-properties fo:font-weight="normal" officeooo:rsid="00406b8a" officeooo:paragraph-rsid="00406b8a" style:font-weight-asian="normal" style:font-weight-complex="normal"/>
    </style:style>
    <style:style style:name="P18" style:family="paragraph" style:parent-style-name="Standard">
      <style:text-properties fo:color="#800000" fo:font-weight="normal" officeooo:rsid="0024c357" officeooo:paragraph-rsid="0024c357" style:font-weight-asian="normal" style:font-weight-complex="normal"/>
    </style:style>
    <style:style style:name="P19" style:family="paragraph" style:parent-style-name="Standard">
      <style:text-properties fo:color="#800000" fo:font-weight="normal" officeooo:rsid="002b4cd1" officeooo:paragraph-rsid="002b4cd1" style:font-weight-asian="normal" style:font-weight-complex="normal"/>
    </style:style>
    <style:style style:name="P20" style:family="paragraph" style:parent-style-name="Standard">
      <style:text-properties fo:color="#800000" fo:font-weight="normal" officeooo:rsid="00339292" officeooo:paragraph-rsid="00339292" style:font-weight-asian="normal" style:font-weight-complex="normal"/>
    </style:style>
    <style:style style:name="P21" style:family="paragraph" style:parent-style-name="Standard">
      <style:text-properties fo:color="#661900" fo:font-weight="bold" officeooo:rsid="00206088" officeooo:paragraph-rsid="00206088" style:font-weight-asian="bold" style:font-weight-complex="bold"/>
    </style:style>
    <style:style style:name="P22" style:family="paragraph" style:parent-style-name="Standard">
      <style:text-properties fo:font-weight="bold" officeooo:rsid="0031bd12" officeooo:paragraph-rsid="0031bd12" style:font-weight-asian="bold" style:font-weight-complex="bold"/>
    </style:style>
    <style:style style:name="P23" style:family="paragraph" style:parent-style-name="Standard">
      <style:text-properties fo:font-weight="bold" officeooo:rsid="0024c357" officeooo:paragraph-rsid="0024c357" style:font-weight-asian="bold" style:font-weight-complex="bold"/>
    </style:style>
    <style:style style:name="P24" style:family="paragraph" style:parent-style-name="Standard">
      <style:text-properties fo:font-weight="bold" officeooo:rsid="003837b0" officeooo:paragraph-rsid="003837b0" style:font-weight-asian="bold" style:font-weight-complex="bold"/>
    </style:style>
    <style:style style:name="P25" style:family="paragraph" style:parent-style-name="Standard">
      <style:text-properties fo:font-weight="bold" officeooo:rsid="002e2490" officeooo:paragraph-rsid="002e2490" style:font-weight-asian="bold" style:font-weight-complex="bold"/>
    </style:style>
    <style:style style:name="P26" style:family="paragraph" style:parent-style-name="Standard">
      <style:text-properties fo:font-weight="normal" officeooo:rsid="002b4cd1" officeooo:paragraph-rsid="002b4cd1" style:font-weight-asian="normal" style:font-weight-complex="normal"/>
    </style:style>
    <style:style style:name="P27" style:family="paragraph" style:parent-style-name="Standard">
      <style:text-properties officeooo:rsid="002326a6" officeooo:paragraph-rsid="0031bd12"/>
    </style:style>
    <style:style style:name="P28" style:family="paragraph" style:parent-style-name="Standard">
      <style:text-properties officeooo:rsid="002326a6" officeooo:paragraph-rsid="002962ca"/>
    </style:style>
    <style:style style:name="P29" style:family="paragraph" style:parent-style-name="Standard">
      <style:text-properties officeooo:rsid="00206088" officeooo:paragraph-rsid="002962ca"/>
    </style:style>
    <style:style style:name="P30" style:family="paragraph" style:parent-style-name="Standard">
      <style:text-properties officeooo:rsid="001eb2e9" officeooo:paragraph-rsid="002060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62ca" style:font-weight-asian="bold" style:font-weight-complex="bold"/>
    </style:style>
    <style:style style:name="T3" style:family="text">
      <style:text-properties fo:font-weight="bold" officeooo:rsid="0031bd12" style:font-weight-asian="bold" style:font-weight-complex="bold"/>
    </style:style>
    <style:style style:name="T4" style:family="text">
      <style:text-properties fo:font-weight="bold" officeooo:rsid="0032fd8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962ca"/>
    </style:style>
    <style:style style:name="T7" style:family="text">
      <style:text-properties officeooo:rsid="0031bd12"/>
    </style:style>
    <style:style style:name="T8" style:family="text">
      <style:text-properties officeooo:rsid="00368dce"/>
    </style:style>
    <style:style style:name="T9" style:family="text">
      <style:text-properties fo:color="#0000cc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cc" fo:font-size="14pt" fo:font-weight="bold" officeooo:rsid="004216cc" style:font-size-asian="14pt" style:font-weight-asian="bold" style:font-size-complex="14pt" style:font-weight-complex="bold"/>
    </style:style>
    <style:style style:name="T11" style:family="text">
      <style:text-properties fo:color="#8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span text:style-name="T9"> <text:s text:c="24"/></text:span><text:span text:style-name="T10">CHECKLIST OF FILES (FOR VBS)</text:span></text:p>
      <text:p text:style-name="Standard"/>
      <text:p text:style-name="P6">DB FILE</text:p>
      <text:p text:style-name="P6">=======</text:p>
      <text:p text:style-name="P1"/>
      <text:p text:style-name="P3">Database <text:span text:style-name="T8">backup file </text:span>located in the <text:span text:style-name="T1">/home/ubuntu/vbs/</text:span> directory.</text:p>
      <text:p text:style-name="P3"><text:s text:c="2"/></text:p>
      <text:p text:style-name="P3">Database backup name <text:span text:style-name="T1">TEEKAY_19_SEP_2017.sql </text:span><text:span text:style-name="T5">and its size is</text:span><text:span text:style-name="T1"> 9.9M</text:span></text:p>
      <text:p text:style-name="P3"/>
      <text:p text:style-name="P21">TEEKAY_19_SEP_2017.sql = 9.9M</text:p>
      <text:p text:style-name="P30"/>
      <text:p text:style-name="P4">TEEKAY DATAJOB </text:p>
      <text:p text:style-name="P4">================</text:p>
      <text:p text:style-name="P3"/>
      <text:p text:style-name="P9">Teekeydatajob files located in <text:span text:style-name="T1">/home/ubuntu/vbs/Teekaydatajob/</text:span></text:p>
      <text:p text:style-name="P9">it’s total size is <text:span text:style-name="T1">61M</text:span></text:p>
      <text:p text:style-name="P1"/>
      <text:p text:style-name="P9">Files inside the <text:span text:style-name="T1">/home/ubuntu/vbs/Teekaydatajob/ </text:span><text:span text:style-name="T5">is</text:span></text:p>
      <text:p text:style-name="P12"/>
      <text:p text:style-name="P18">.classpath</text:p>
      <text:p text:style-name="P18">Dockerfile</text:p>
      <text:p text:style-name="P18">.DS_Store</text:p>
      <text:p text:style-name="P18">.idea/</text:p>
      <text:p text:style-name="P18">pom.xml</text:p>
      <text:p text:style-name="P18">.project</text:p>
      <text:p text:style-name="P18">.settings/</text:p>
      <text:p text:style-name="P18">.springBeans</text:p>
      <text:p text:style-name="P18">src/</text:p>
      <text:p text:style-name="P18">target/</text:p>
      <text:p text:style-name="P18">Teekaydatajob.iml</text:p>
      <text:p text:style-name="P14"/>
      <text:p text:style-name="P5">TEEKAY <text:span text:style-name="T6">SERVICE</text:span> </text:p>
      <text:p text:style-name="P5">================</text:p>
      <text:p text:style-name="P29"/>
      <text:p text:style-name="P10">Teekey<text:span text:style-name="T6">service</text:span> files located in <text:span text:style-name="T1">/home/ubuntu/vbs/</text:span><text:span text:style-name="T2">Teekay_Service</text:span><text:span text:style-name="T1">/</text:span></text:p>
      <text:p text:style-name="P10">it’s total size is <text:span text:style-name="T1">6</text:span><text:span text:style-name="T2">0</text:span><text:span text:style-name="T1">M</text:span></text:p>
      <text:p text:style-name="P2"/>
      <text:p text:style-name="P10">Files inside the <text:span text:style-name="T1">/home/ubuntu/vbs/</text:span><text:span text:style-name="T2">Teekay_Service</text:span><text:span text:style-name="T1">/ </text:span><text:span text:style-name="T5">is</text:span></text:p>
      <text:p text:style-name="P15"><text:span text:style-name="T11"/></text:p>
      <text:p text:style-name="P15"><text:span text:style-name="T11">.classpath</text:span></text:p>
      <text:p text:style-name="P19">Dockerfile</text:p>
      <text:p text:style-name="P19">.DS_Store</text:p>
      <text:p text:style-name="P19">.mvn/</text:p>
      <text:p text:style-name="P19">mvnw</text:p>
      <text:p text:style-name="P19">mvnw.cmd</text:p>
      <text:p text:style-name="P19">pom.xml</text:p>
      <text:p text:style-name="P19">.project</text:p>
      <text:p text:style-name="P19">.settings/</text:p>
      <text:p text:style-name="P19">.springBeans</text:p>
      <text:p text:style-name="P19">src/</text:p>
      <text:p text:style-name="P19">target/</text:p>
      <text:p text:style-name="P15"><text:soft-page-break/></text:p>
      <text:p text:style-name="P25">WEB FILES (html file)</text:p>
      <text:p text:style-name="P25">=================</text:p>
      <text:p text:style-name="P11"/>
      <text:p text:style-name="P11"><text:span text:style-name="T7">VBS main html file and and css </text:span>files located in <text:span text:style-name="T1">/home/ubuntu/vbs/</text:span><text:span text:style-name="T3">dist</text:span><text:span text:style-name="T1">/</text:span></text:p>
      <text:p text:style-name="P11"><text:span text:style-name="T5">it’s total size is </text:span><text:span text:style-name="T3">8.6M</text:span></text:p>
      <text:p text:style-name="P22"/>
      <text:p text:style-name="P13">Files inside the <text:span text:style-name="T1">/home/ubuntu/vbs/</text:span><text:span text:style-name="T4">dist</text:span><text:span text:style-name="T1">/ </text:span>is</text:p>
      <text:p text:style-name="P13"/>
      <text:p text:style-name="P20">0.9284fcd344049a1e6bfa.chunk.js</text:p>
      <text:p text:style-name="P20">1.cfddbd3ca7ccadfbbeaf.chunk.js</text:p>
      <text:p text:style-name="P20">assets/</text:p>
      <text:p text:style-name="P20">big-anchor.74b99dd47a94d0fa17ac.svg</text:p>
      <text:p text:style-name="P20">color.c7a33805ffda0d32bd2a.png</text:p>
      <text:p text:style-name="P20">Dockerfile</text:p>
      <text:p text:style-name="P20">fontawesome-webfont.674f50d287a8c48dc19b.eot</text:p>
      <text:p text:style-name="P20">fontawesome-webfont.912ec66d7572ff821749.svg</text:p>
      <text:p text:style-name="P20">fontawesome-webfont.af7ae505a9eed503f8b8.woff2</text:p>
      <text:p text:style-name="P20">fontawesome-webfont.b06871f281fee6b241d6.ttf</text:p>
      <text:p text:style-name="P20">fontawesome-webfont.fee66e712a8a08eef580.woff</text:p>
      <text:p text:style-name="P20">httpd.conf</text:p>
      <text:p text:style-name="P20">httpd-ssl.conf</text:p>
      <text:p text:style-name="P20">httpd-vhosts.conf</text:p>
      <text:p text:style-name="P20">icomoon.39963e10875aa01e42f4.svg</text:p>
      <text:p text:style-name="P20">icomoon.b31bdc1d5bd971ce6f6b.woff</text:p>
      <text:p text:style-name="P20">icomoon.cc5af097914cc3647bbc.eot</text:p>
      <text:p text:style-name="P20">icomoon.ff4306718ba34ad2bd8f.ttf</text:p>
      <text:p text:style-name="P20">index.html</text:p>
      <text:p text:style-name="P20">inline.cb25c4fd575096bbaa74.bundle.js</text:p>
      <text:p text:style-name="P20">line.567f57385ea3dde2c9ae.gif</text:p>
      <text:p text:style-name="P20">main.b305fb378270371b6884.bundle.js</text:p>
      <text:p text:style-name="P20">map2.d4e6e7d2848995b67137.svg</text:p>
      <text:p text:style-name="P20">polyfills.a297f1cae975b5b91a4b.bundle.js</text:p>
      <text:p text:style-name="P20">proxy-html.conf</text:p>
      <text:p text:style-name="P20">scripts.c489f40e9f1f7f7c4119.bundle.js</text:p>
      <text:p text:style-name="P20">styles.f56ce7b4ff7020c211f5.bundle.css</text:p>
      <text:p text:style-name="P20">Teekay-logo-without-SM.c13e75ae179847dc1fa3.svg</text:p>
      <text:p text:style-name="P20">Teekay-ship.e0443c9ea009ccf8a199.jpg</text:p>
      <text:p text:style-name="P20">vendor.338e56d4b99dd8607019.bundle.js</text:p>
      <text:p text:style-name="P23"/>
      <text:p text:style-name="P7">COMMON CSV FILE FOR TWO JAR FILES (teekay datajob and teekay service)</text:p>
      <text:p text:style-name="P7">==============================================================</text:p>
      <text:p text:style-name="P7"/>
      <text:p text:style-name="P8"><text:span text:style-name="T5">CSV File Name</text:span> teekayrulesnew1.4.csv <text:span text:style-name="T5">and</text:span> it’s size is 12K </text:p>
      <text:p text:style-name="P8"/>
      <text:p text:style-name="P16">This csv file need to communicate into both teekay datajob and teekay service docker image.. so i have configured samba service in aws server ... </text:p>
      <text:p text:style-name="P16"/>
      <text:p text:style-name="P17">File located at <text:span text:style-name="T1">/home/shareuser/newshare/teekayrulesnew1.4.cs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5:45:48.624187765</meta:creation-date>
    <dc:date>2017-09-20T16:36:25.602800828</dc:date>
    <meta:editing-duration>PT28M1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2" meta:paragraph-count="80" meta:word-count="194" meta:character-count="2252" meta:non-whitespace-character-count="2105"/>
  </office:meta>
</office:document-meta>
</file>